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JUnit4FeaturesTests.alwaysFailsButShouldBe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noOpShouldNo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JUnit4FeaturesTests.verifyBefor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alwaysSuccee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expectingAnIndexOutOfBound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incrementStaticBefor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verifyBeforeClas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Unit4FeaturesTests.failedAssumptionShouldPrecludeImminen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JUnit4FeaturesTests.incrementBefor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